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902cm" fo:min-width="5.902cm" fo:padding-top="0.049cm" fo:padding-bottom="0.049cm" fo:padding-left="0.049cm" fo:padding-right="0.049cm" style:run-through="foreground"/>
    </style:style>
    <style:style style:name="gr4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55cm" fo:min-width="5.951cm" fo:padding-top="0.025cm" fo:padding-bottom="0.025cm" fo:padding-left="0.025cm" fo:padding-right="0.025cm" style:run-through="foreground"/>
    </style:style>
    <style:style style:name="gr5" style:family="graphic">
      <style:graphic-properties draw:stroke="none" svg:stroke-color="#000000" draw:fill="none" draw:fill-color="#ffffff" draw:textarea-vertical-align="middle" fo:min-height="1.804cm" style:run-through="foreground"/>
    </style:style>
    <style:style style:name="gr6" style:family="graphic">
      <style:graphic-properties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draw:stroke="dash" draw:stroke-dash="Fine_20_Dashed" svg:stroke-width="0.049cm" svg:stroke-color="#000000" draw:marker-start-width="0.427cm" draw:marker-end="Short_20_line_20_Arrow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" style:family="graphic">
      <style:graphic-properties draw:stroke="none" svg:stroke-color="#000000" draw:fill="none" draw:fill-color="#ffffff" fo:min-height="0.651cm" style:run-through="foreground"/>
    </style:style>
    <style:style style:name="gr9" style:family="graphic">
      <style:graphic-properties draw:stroke="solid" draw:stroke-dash="Fine_20_Dashed"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width="0.101cm" svg:stroke-color="#000000" draw:marker-start="Arrow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draw:stroke="none" svg:stroke-color="#000000" draw:fill="none" draw:fill-color="#ffffff" fo:min-height="0.69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g draw:style-name="gr2"><draw:custom-shape draw:name="Shape1" draw:style-name="gr3" draw:text-style-name="P2" svg:width="6.002cm" svg:height="3.001cm" svg:x="14.205cm" svg:y="2.14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05cm" svg:y="4.55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05cm" svg:y="3.947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4.205cm" svg:y="2.143cm"><draw:text-box><text:p text:style-name="P3"><text:span text:style-name="T1">Looker</text:span></text:p></draw:text-box></draw:frame></draw:g><draw:g draw:style-name="gr2"><draw:custom-shape draw:name="Shape1" draw:style-name="gr3" draw:text-style-name="P2" svg:width="6.002cm" svg:height="3.001cm" svg:x="14.159cm" svg:y="7.01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159cm" svg:y="9.43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159cm" svg:y="8.823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4.159cm" svg:y="7.018cm"><draw:text-box><text:p text:style-name="P3"><text:span text:style-name="T1">Replicator</text:span></text:p></draw:text-box></draw:frame></draw:g><draw:g draw:style-name="gr2"><draw:custom-shape draw:name="Shape1" draw:style-name="gr3" draw:text-style-name="P2" svg:width="6.002cm" svg:height="3.001cm" svg:x="14.21cm" svg:y="12.047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1cm" svg:y="14.462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1cm" svg:y="13.85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4.21cm" svg:y="12.047cm"><draw:text-box><text:p text:style-name="P3"><text:span text:style-name="T1">Selector</text:span></text:p></draw:text-box></draw:frame></draw:g><draw:g draw:style-name="gr2"><draw:custom-shape draw:name="Shape1" draw:style-name="gr3" draw:text-style-name="P2" svg:width="6.002cm" svg:height="3.001cm" svg:x="18.195cm" svg:y="16.41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8.195cm" svg:y="18.82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8.195cm" svg:y="18.217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8.195cm" svg:y="16.413cm"><draw:text-box><text:p text:style-name="P3"><text:span text:style-name="T1">Equaler</text:span></text:p></draw:text-box></draw:frame></draw:g><draw:g draw:style-name="gr2"><draw:custom-shape draw:name="Shape1" draw:style-name="gr3" draw:text-style-name="P2" svg:width="6.002cm" svg:height="3.001cm" svg:x="10.257cm" svg:y="16.39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0.257cm" svg:y="18.805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0.257cm" svg:y="18.194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0.257cm" svg:y="16.39cm"><draw:text-box><text:p text:style-name="P3"><text:span text:style-name="T1">Resolver</text:span></text:p></draw:text-box></draw:frame></draw:g><draw:line draw:name="Shape4" draw:style-name="gr6" draw:text-style-name="P5" svg:x1="17.028cm" svg:y1="6.892cm" svg:x2="17.028cm" svg:y2="5.156cm"><text:p/></draw:line><draw:polyline draw:name="Shape5" draw:style-name="gr7" draw:text-style-name="P5" svg:width="1.828cm" svg:height="0cm" draw:transform="rotate (1.5707963267949) translate (17.1539166666667cm 11.8483333333333cm)" svg:viewBox="0 0 1829 0" draw:points="0,0 1053,0 1829,0"><text:p/></draw:polyline><draw:frame draw:name="Shape8" draw:style-name="gr8" draw:text-style-name="P6" svg:width="0.971cm" svg:height="0.652cm" svg:x="17.5cm" svg:y="10.823cm"><draw:text-box><text:p><text:span text:style-name="T2">use</text:span></text:p></draw:text-box></draw:frame><draw:line draw:name="Shape6" draw:style-name="gr9" draw:text-style-name="P5" svg:x1="13cm" svg:y1="16.39cm" svg:x2="16.528cm" svg:y2="15.062cm"><text:p/></draw:line><draw:line draw:name="Shape6" draw:style-name="gr7" draw:text-style-name="P5" svg:x1="21.879cm" svg:y1="16.413cm" svg:x2="17.947cm" svg:y2="15.062cm"><text:p/></draw:line><draw:frame draw:name="Shape8" draw:style-name="gr8" draw:text-style-name="P6" svg:width="0.971cm" svg:height="0.652cm" svg:x="20.705cm" svg:y="15.062cm"><draw:text-box><text:p><text:span text:style-name="T2">use</text:span></text:p></draw:text-box></draw:frame><draw:polyline draw:name="Shape1" draw:style-name="gr10" draw:text-style-name="P5" svg:width="1.56cm" svg:height="9.494cm" draw:transform="rotate (-3.14159265358979) translate (14.2098888888889cm 13.6013472222222cm)" svg:viewBox="0 0 1561 9495" draw:points="5,9495 1561,9495 1561,0 0,0"><text:p/></draw:polyline><draw:polyline draw:name="Shape2" draw:style-name="gr10" draw:text-style-name="P5" svg:width="5.465cm" svg:height="14.287cm" draw:transform="rotate (-3.14159265358979) translate (25.7245555555556cm 17.7764722222222cm)" svg:viewBox="0 0 5466 14288" draw:points="5466,14288 0,14288 0,0 1519,0"><text:p/></draw:polyline><draw:frame draw:name="Shape8" draw:style-name="gr11" draw:text-style-name="P6" svg:width="1.676cm" svg:height="0.69cm" svg:x="10.827cm" svg:y="4.036cm"><draw:text-box><text:p><text:span text:style-name="T2">inherit</text:span></text:p></draw:text-box></draw:frame><draw:frame draw:name="Shape8" draw:style-name="gr11" draw:text-style-name="P6" svg:width="1.676cm" svg:height="0.69cm" svg:x="21.38cm" svg:y="2.538cm"><draw:text-box><text:p><text:span text:style-name="T2">inherit</text:span></text:p></draw:text-box></draw:frame><draw:frame draw:name="Shape8" draw:style-name="gr11" draw:text-style-name="P6" svg:width="1.676cm" svg:height="0.69cm" svg:x="17.323cm" svg:y="6.006cm"><draw:text-box><text:p><text:span text:style-name="T2">inherit</text:span></text:p></draw:text-box></draw:frame><draw:frame draw:name="Shape8" draw:style-name="gr11" draw:text-style-name="P6" svg:width="1.676cm" svg:height="0.69cm" svg:x="12.24cm" svg:y="15.069cm"><draw:text-box><text:p><text:span text:style-name="T2">inherit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8-05T12:05:31.782918548</dc:date>
    <meta:editing-duration>PT7H33M38S</meta:editing-duration>
    <meta:editing-cycles>95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